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8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oses A. Dropsie, Simon Muhr, &amp; Oscar B. Teller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Alliance Israelite Universelle,/</text:span></text:p>
      <text:p text:style-name="P3"><text:span text:style-name="T1">PHILADELPHIA BRANCH./</text:span></text:p>
      <text:p text:style-name="P3"><text:span text:style-name="T1"/></text:p>
      <text:p text:style-name="P2"><text:span text:style-name="T1">ON the approach of the Purim Festival—the season of rejoicing/ with all Israel for their happy deliverance in days of yore—we/ again call upon our fellow Israelites to give their aid to the/ funds of the ALLIANCE ISRAELITE UNIVERSELLE. <text:s/>We have/ in former appeals laid before our co-religionists many details of its/ labors. <text:s/>Its grand and widely extended work is devoted to ameliorating/ the sufferings and redressing the wrongs of our race wherever they/ occur, but especially in lands where the sun of enlightenment has not/ yet shed its beneficent rays, and constantly claims their attention; and/ also to promoting the education of our young in those eastern climes/ where oppression has kept <text:s/>in ignorance our unfortunate brethren in/ faith, thereby carrying the blessings of enlightenment and civilization to/ their homes and fire-sides./</text:span></text:p>
      <text:p text:style-name="P2"><text:span text:style-name="T1"><text:tab/>In recognition of the important services rendered to Jews and/ Judaism through the medium of this great organization, it is the duty of/ all Israelites to assist in the work of emancipating and elevating their/ brethren in the far East. <text:s/>A small contribution to the Philadelphia/ Branch will fulfil[sic] this duty. <text:s/>TWO DOLLARS per annum constitutes/ membership, and donations of any amount will be acceptable, and these/ we do most urgently solicit./</text:span></text:p>
      <text:p text:style-name="P2"><text:span text:style-name="T1"><text:tab/><text:tab/><text:tab/><text:tab/><text:tab/><text:tab/>MOSES A. DROPSIE, President,/</text:span></text:p>
      <text:p text:style-name="P2"><text:span text:style-name="T1"><text:tab/><text:tab/><text:tab/><text:tab/><text:tab/><text:tab/><text:tab/>29 South Sixth Street./</text:span></text:p>
      <text:p text:style-name="P2"><text:span text:style-name="T1"><text:tab/><text:tab/><text:tab/><text:tab/><text:tab/><text:tab/>SIMON MUHR, Treasurer,/</text:span></text:p>
      <text:p text:style-name="P2"><text:span text:style-name="T1"><text:tab/><text:tab/><text:tab/><text:tab/><text:tab/><text:tab/><text:tab/>631 Chestnut Street./</text:span></text:p>
      <text:p text:style-name="P2"><text:span text:style-name="T1"><text:tab/><text:tab/><text:tab/><text:tab/><text:tab/><text:tab/>OSCAR B. TELLER, Secretary,/</text:span></text:p>
      <text:p text:style-name="P2"><text:span text:style-name="T1"><text:tab/><text:tab/><text:tab/><text:tab/><text:tab/><text:tab/><text:tab/>537 Chestnut Stree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09:41:11</meta:creation-date>
    <dc:date>2009-05-18T09:47:49</dc:date>
    <dc:language>en-US</dc:language>
    <meta:editing-cycles>2</meta:editing-cycles>
    <meta:editing-duration>PT6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0" meta:word-count="396" meta:character-count="2815"/>
  </office:meta>
</office:document-meta>
</file>